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paragraph" svg:width="17.179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6T17:17:09.338016622</meta:creation-date>
    <dc:date>2017-10-26T17:31:43.36</dc:date>
    <meta:editing-duration>PT12M31S</meta:editing-duration>
    <meta:editing-cycles>3</meta:editing-cycles>
    <meta:generator>OpenOffice/4.1.4$Win32 OpenOffice.org_project/414m5$Build-9788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Aufwand</text:p>
          </table:table-cell>
          <table:table-cell table:style-name="ce3" office:value-type="string" calcext:value-type="string">
            <text:p>Mehrwert</text:p>
          </table:table-cell>
          <table:table-cell table:style-name="ce3" office:value-type="string" calcext:value-type="string">
            <text:p>Strafe</text:p>
          </table:table-cell>
          <table:table-cell table:style-name="ce3" office:value-type="string" calcext:value-type="string">
            <text:p>Risiko</text:p>
          </table:table-cell>
          <table:table-cell table:style-name="ce3" office:value-type="string" calcext:value-type="string">
            <text:p>Priorisierung</text:p>
          </table:table-cell>
        </table:table-row>
        <table:table-row table:style-name="ro1">
          <table:table-cell office:value-type="string" calcext:value-type="string">
            <text:p>US 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C2]+[.D2])/([.B2]+[.E2])"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US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3]+[.D3])/([.B3]+[.E3])" office:value-type="float" office:value="1.33333333333333" calcext:value-type="float">
            <text:p>1,3333333333</text:p>
          </table:table-cell>
        </table:table-row>
        <table:table-row table:style-name="ro1">
          <table:table-cell office:value-type="string" calcext:value-type="string">
            <text:p>US 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]+[.D4])/([.B4]+[.E4]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US 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([.C5]+[.D5])/([.B5]+[.E5])" office:value-type="float" office:value="0.923076923076923" calcext:value-type="float">
            <text:p>0,9230769231</text:p>
          </table:table-cell>
        </table:table-row>
        <table:table-row table:style-name="ro1">
          <table:table-cell office:value-type="string" calcext:value-type="string">
            <text:p>US 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]+[.D6])/([.B6]+[.E6])"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US 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7]+[.D7])/([.B7]+[.E7])" office:value-type="float" office:value="1.57142857142857" calcext:value-type="float">
            <text:p>1,5714285714</text:p>
          </table:table-cell>
        </table:table-row>
        <table:table-row table:style-name="ro1">
          <table:table-cell office:value-type="string" calcext:value-type="string">
            <text:p>US 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8]+[.D8])/([.B8]+[.E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 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C9]+[.D9])/([.B9]+[.E9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US 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C10]+[.D10])/([.B10]+[.E10])"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US 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1]+[.D11])/([.B11]+[.E11])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US 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C12]+[.D12])/([.B12]+[.E12])" office:value-type="float" office:value="1.8" calcext:value-type="float">
            <text:p>1,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.00.0000</text:date>, <text:time style:data-style-name="N2" text:time-value="17:17:14.9043867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